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IPAゴシック" svg:font-family="IPAゴシック" style:font-family-generic="swiss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wiss" style:font-pitch="variable"/>
    <style:font-face style:name="TakaoPGothic2" svg:font-family="TakaoPGothic" style:font-family-generic="system" style:font-pitch="variable"/>
    <style:font-face style:name="TakaoPMincho" svg:font-family="TakaoPMincho" style:font-family-generic="roman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uble_20_Dot" svg:stroke-color="#ff0000" draw:fill="none" draw:fill-color="#ffffff" fo:min-height="0.5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86cm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06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gr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dash" draw:stroke-dash="Long_20_Dash" svg:stroke-width="0.106cm" draw:marker-start-width="0.358cm" draw:marker-end-width="0.358cm" draw:fill="none" draw:textarea-horizontal-align="justify" draw:textarea-vertical-align="middle" draw:auto-grow-height="false" fo:min-height="8.146cm" fo:min-width="17.596cm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dash" draw:stroke-dash="Long_20_Dash" svg:stroke-width="0.106cm" draw:marker-start-width="0.358cm" draw:marker-end-width="0.358cm" draw:fill="none" draw:textarea-horizontal-align="justify" draw:textarea-vertical-align="middle" draw:auto-grow-height="false" fo:min-height="8.146cm" fo:min-width="1.896cm" fo:padding-top="0.177cm" fo:padding-bottom="0.177cm" fo:padding-left="0.302cm" fo:padding-right="0.302cm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1.4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99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2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7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11" style:family="paragraph">
      <style:paragraph-properties fo:text-align="center" style:writing-mode="lr-tb"/>
      <style:text-properties style:font-name="IPAゴシック" fo:font-size="10pt" style:font-size-asian="10pt" style:font-size-complex="10pt"/>
    </style:style>
    <style:style style:name="P12" style:family="paragraph">
      <loext:graphic-properties draw:fill="none"/>
      <style:paragraph-properties fo:text-align="center" style:writing-mode="lr-tb"/>
      <style:text-properties style:font-name="IPAゴシック"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IPAゴシック"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IPAゴシック" fo:font-size="10pt" style:font-size-asian="10pt" style:font-size-complex="10pt"/>
    </style:style>
    <style:style style:name="T6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4.975cm" svg:height="0.8cm" svg:x="10.825cm" svg:y="3.3cm">
          <draw:text-box>
            <text:p text:style-name="P1"><text:span text:style-name="T1">w_h : </text:span><text:span text:style-name="T1">隠れ層の重み</text:span></text:p>
          </draw:text-box>
        </draw:frame>
        <draw:frame draw:style-name="gr2" draw:text-style-name="P3" draw:layer="layout" svg:width="3.8cm" svg:height="1.736cm" svg:x="1.5cm" svg:y="6.986cm">
          <draw:text-box>
            <text:p><text:span text:style-name="T1">data_training</text:span></text:p>
          </draw:text-box>
        </draw:frame>
        <draw:line draw:style-name="gr3" draw:text-style-name="P4" draw:layer="layout" svg:x1="13cm" svg:y1="4.1cm" svg:x2="13cm" svg:y2="5.4cm">
          <text:p/>
        </draw:line>
        <draw:line draw:style-name="gr3" draw:text-style-name="P4" draw:layer="layout" svg:x1="5.2cm" svg:y1="7.4cm" svg:x2="10.9cm" svg:y2="7.4cm">
          <text:p/>
        </draw:line>
        <draw:frame draw:style-name="gr4" draw:text-style-name="P5" draw:layer="layout" svg:width="0.775cm" svg:height="0.7cm" svg:x="11.225cm" svg:y="7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2.6cm" svg:y="5.4cm">
          <draw:text-box>
            <text:p><text:span text:style-name="T2">y</text:span></text:p>
          </draw:text-box>
        </draw:frame>
        <draw:frame draw:style-name="gr5" draw:text-style-name="P3" draw:layer="layout" svg:width="9.7cm" svg:height="1.356cm" svg:x="13.4cm" svg:y="11.044cm">
          <draw:text-box>
            <text:p><text:span text:style-name="T1">y_h = tanh(data_training</text:span><text:span text:style-name="T1">・</text:span><text:span text:style-name="T1">w_h+b_h)</text:span></text:p>
          </draw:text-box>
        </draw:frame>
        <draw:custom-shape draw:style-name="gr6" draw:text-style-name="P7" draw:layer="layout" svg:width="3.8cm" svg:height="3.809cm" svg:x="11.2cm" svg:y="5.4cm">
          <text:p text:style-name="P6"><text:span text:style-name="T3">mat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501cm" svg:y1="4.126cm" svg:x2="18.501cm" svg:y2="5.426cm">
          <text:p/>
        </draw:line>
        <draw:line draw:style-name="gr3" draw:text-style-name="P4" draw:layer="layout" svg:x1="15.001cm" svg:y1="7.426cm" svg:x2="16.801cm" svg:y2="7.426cm">
          <text:p/>
        </draw:line>
        <draw:frame draw:style-name="gr4" draw:text-style-name="P5" draw:layer="layout" svg:width="0.775cm" svg:height="0.7cm" svg:x="16.726cm" svg:y="7.026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8.101cm" svg:y="5.426cm">
          <draw:text-box>
            <text:p><text:span text:style-name="T2">y</text:span></text:p>
          </draw:text-box>
        </draw:frame>
        <draw:custom-shape draw:style-name="gr6" draw:text-style-name="P7" draw:layer="layout" svg:width="3.8cm" svg:height="3.809cm" svg:x="16.701cm" svg:y="5.426cm">
          <text:p text:style-name="P6"><text:span text:style-name="T3">ad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502cm" svg:y1="7.452cm" svg:x2="22.302cm" svg:y2="7.452cm">
          <text:p/>
        </draw:line>
        <draw:frame draw:style-name="gr4" draw:text-style-name="P5" draw:layer="layout" svg:width="0.775cm" svg:height="0.7cm" svg:x="22.227cm" svg:y="7.052cm">
          <draw:text-box>
            <text:p><text:span text:style-name="T2">x</text:span></text:p>
          </draw:text-box>
        </draw:frame>
        <draw:custom-shape draw:style-name="gr6" draw:text-style-name="P7" xml:id="id1" draw:id="id1" draw:layer="layout" svg:width="3.8cm" svg:height="3.809cm" svg:x="22.202cm" svg:y="5.452cm">
          <text:p text:style-name="P6"><text:span text:style-name="T3">tan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3cm" svg:y1="15.9cm" svg:x2="13cm" svg:y2="17.2cm">
          <text:p/>
        </draw:line>
        <draw:frame draw:style-name="gr4" draw:text-style-name="P5" draw:layer="layout" svg:width="0.775cm" svg:height="0.7cm" svg:x="11.225cm" svg:y="18.8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2.6cm" svg:y="17.2cm">
          <draw:text-box>
            <text:p><text:span text:style-name="T2">y</text:span></text:p>
          </draw:text-box>
        </draw:frame>
        <draw:frame draw:style-name="gr5" draw:text-style-name="P3" draw:layer="layout" svg:width="9.1cm" svg:height="1.356cm" svg:x="13.5cm" svg:y="22.7cm">
          <draw:text-box>
            <text:p><text:span text:style-name="T1">predict= softmax(y_h</text:span><text:span text:style-name="T1">・</text:span><text:span text:style-name="T1">w_o+b_o)</text:span></text:p>
          </draw:text-box>
        </draw:frame>
        <draw:custom-shape draw:style-name="gr6" draw:text-style-name="P7" xml:id="id2" draw:id="id2" draw:layer="layout" svg:width="3.8cm" svg:height="3.809cm" svg:x="11.2cm" svg:y="17.2cm">
          <text:p text:style-name="P6"><text:span text:style-name="T3">mat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501cm" svg:y1="15.926cm" svg:x2="18.501cm" svg:y2="17.226cm">
          <text:p/>
        </draw:line>
        <draw:line draw:style-name="gr3" draw:text-style-name="P4" draw:layer="layout" svg:x1="15.001cm" svg:y1="19.226cm" svg:x2="16.801cm" svg:y2="19.226cm">
          <text:p/>
        </draw:line>
        <draw:frame draw:style-name="gr4" draw:text-style-name="P5" draw:layer="layout" svg:width="0.775cm" svg:height="0.7cm" svg:x="16.726cm" svg:y="18.826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8.101cm" svg:y="17.226cm">
          <draw:text-box>
            <text:p><text:span text:style-name="T2">y</text:span></text:p>
          </draw:text-box>
        </draw:frame>
        <draw:custom-shape draw:style-name="gr6" draw:text-style-name="P7" draw:layer="layout" svg:width="3.8cm" svg:height="3.809cm" svg:x="16.701cm" svg:y="17.226cm">
          <text:p text:style-name="P6"><text:span text:style-name="T3">ad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502cm" svg:y1="19.252cm" svg:x2="22.302cm" svg:y2="19.252cm">
          <text:p/>
        </draw:line>
        <draw:frame draw:style-name="gr4" draw:text-style-name="P5" draw:layer="layout" svg:width="0.775cm" svg:height="0.7cm" svg:x="22.227cm" svg:y="18.852cm">
          <draw:text-box>
            <text:p><text:span text:style-name="T2">x</text:span></text:p>
          </draw:text-box>
        </draw:frame>
        <draw:custom-shape draw:style-name="gr6" draw:text-style-name="P7" draw:layer="layout" svg:width="3.8cm" svg:height="3.809cm" svg:x="22.202cm" svg:y="17.252cm">
          <text:p text:style-name="P6"><text:span text:style-name="T3">softma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line-skew="-1.33cm -1.15cm" svg:x1="24.102cm" svg:y1="9.261cm" svg:x2="11.2cm" svg:y2="19.105cm" draw:start-shape="id1" draw:start-glue-point="8" draw:end-shape="id2" draw:end-glue-point="6" svg:d="M24102 9261v2639h-14602v7205h1700" svg:viewBox="0 0 14603 9845">
          <text:p/>
        </draw:connector>
        <draw:frame draw:style-name="gr1" draw:text-style-name="P2" draw:layer="layout" svg:width="5.574cm" svg:height="0.8cm" svg:x="16.526cm" svg:y="3.3cm">
          <draw:text-box>
            <text:p text:style-name="P1"><text:span text:style-name="T1">b_h : </text:span><text:span text:style-name="T1">隠れ層のバイアス</text:span></text:p>
          </draw:text-box>
        </draw:frame>
        <draw:frame draw:style-name="gr1" draw:text-style-name="P2" draw:layer="layout" svg:width="4.975cm" svg:height="0.8cm" svg:x="10.826cm" svg:y="15.1cm">
          <draw:text-box>
            <text:p text:style-name="P1"><text:span text:style-name="T1">w_o : </text:span><text:span text:style-name="T1">出力層の重み</text:span></text:p>
          </draw:text-box>
        </draw:frame>
        <draw:frame draw:style-name="gr1" draw:text-style-name="P2" draw:layer="layout" svg:width="5.574cm" svg:height="0.8cm" svg:x="16.527cm" svg:y="15.1cm">
          <draw:text-box>
            <text:p text:style-name="P1"><text:span text:style-name="T1">b_o : </text:span><text:span text:style-name="T1">出力層のバイアス</text:span></text:p>
          </draw:text-box>
        </draw:frame>
        <draw:custom-shape draw:style-name="gr8" draw:text-style-name="P4" draw:layer="layout" svg:width="18.2cm" svg:height="8.5cm" svg:x="8.5cm" svg:y="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8.2cm" svg:height="8.5cm" svg:x="8.5cm" svg:y="12.9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3cm" svg:height="1cm" svg:x="15.6cm" svg:y="1.7cm">
          <draw:text-box>
            <text:p><text:span text:style-name="T4">隠れ層</text:span></text:p>
          </draw:text-box>
        </draw:frame>
        <draw:frame draw:style-name="gr9" draw:text-style-name="P8" draw:layer="layout" svg:width="3.3cm" svg:height="1cm" svg:x="15.6cm" svg:y="13.3cm">
          <draw:text-box>
            <text:p><text:span text:style-name="T4">出力層</text:span></text:p>
          </draw:text-box>
        </draw:frame>
        <draw:custom-shape draw:style-name="gr10" draw:text-style-name="P4" draw:layer="layout" svg:width="2.5cm" svg:height="8.5cm" svg:x="5.5cm" svg:y="1.4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3cm" svg:height="1cm" svg:x="5.6cm" svg:y="1.7cm">
          <draw:text-box>
            <text:p><text:span text:style-name="T4">入力層</text:span></text:p>
          </draw:text-box>
        </draw:frame>
        <draw:frame draw:style-name="gr4" draw:text-style-name="P5" draw:layer="layout" svg:width="0.775cm" svg:height="0.7cm" svg:x="11.225cm" svg:y="30.5cm">
          <draw:text-box>
            <text:p><text:span text:style-name="T2">x</text:span></text:p>
          </draw:text-box>
        </draw:frame>
        <draw:line draw:style-name="gr3" draw:text-style-name="P4" draw:layer="layout" svg:x1="24.1cm" svg:y1="32.8cm" svg:x2="24.1cm" svg:y2="35.8cm">
          <text:p/>
        </draw:line>
        <draw:frame draw:style-name="gr11" draw:text-style-name="P10" draw:layer="layout" svg:width="14.4cm" svg:height="1.736cm" svg:x="14.6cm" svg:y="35.8cm">
          <draw:text-box>
            <text:p text:style-name="P9"><text:span text:style-name="T1">entropy =- reduce_sum( log(predict)*label_training )</text:span></text:p>
          </draw:text-box>
        </draw:frame>
        <draw:custom-shape draw:style-name="gr6" draw:text-style-name="P7" draw:layer="layout" svg:width="3.8cm" svg:height="3.809cm" svg:x="11.2cm" svg:y="28.9cm">
          <text:p text:style-name="P6"><text:span text:style-name="T3">lo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4.374cm" svg:height="1.241cm" svg:x="16.726cm" svg:y="26.826cm">
          <draw:text-box>
            <text:p><text:span text:style-name="T1">label_training</text:span></text:p>
          </draw:text-box>
        </draw:frame>
        <draw:line draw:style-name="gr3" draw:text-style-name="P4" draw:layer="layout" svg:x1="18.501cm" svg:y1="27.626cm" svg:x2="18.501cm" svg:y2="28.926cm">
          <text:p/>
        </draw:line>
        <draw:line draw:style-name="gr3" draw:text-style-name="P4" draw:layer="layout" svg:x1="15.001cm" svg:y1="30.926cm" svg:x2="16.801cm" svg:y2="30.926cm">
          <text:p/>
        </draw:line>
        <draw:frame draw:style-name="gr4" draw:text-style-name="P5" draw:layer="layout" svg:width="0.775cm" svg:height="0.7cm" svg:x="16.726cm" svg:y="30.526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8.101cm" svg:y="28.926cm">
          <draw:text-box>
            <text:p><text:span text:style-name="T2">y</text:span></text:p>
          </draw:text-box>
        </draw:frame>
        <draw:custom-shape draw:style-name="gr6" draw:text-style-name="P7" draw:layer="layout" svg:width="3.8cm" svg:height="3.809cm" svg:x="16.701cm" svg:y="28.926cm">
          <text:p text:style-name="P6"><text:span text:style-name="T3">multipl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502cm" svg:y1="30.952cm" svg:x2="22.302cm" svg:y2="30.952cm">
          <text:p/>
        </draw:line>
        <draw:frame draw:style-name="gr4" draw:text-style-name="P5" draw:layer="layout" svg:width="0.775cm" svg:height="0.7cm" svg:x="22.227cm" svg:y="30.552cm">
          <draw:text-box>
            <text:p><text:span text:style-name="T2">x</text:span></text:p>
          </draw:text-box>
        </draw:frame>
        <draw:custom-shape draw:style-name="gr6" draw:text-style-name="P12" draw:layer="layout" svg:width="3.8cm" svg:height="3.809cm" svg:x="22.202cm" svg:y="28.952cm">
          <text:p text:style-name="P11"><text:span text:style-name="T5">reduce_su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3" draw:layer="layout" svg:width="1.875cm" svg:height="0.874cm" svg:x="24.125cm" svg:y="32.9cm">
          <draw:text-box>
            <text:p><text:span text:style-name="T6">-1</text:span><text:span text:style-name="T6">かける</text:span></text:p>
          </draw:text-box>
        </draw:frame>
        <draw:connector draw:style-name="gr7" draw:text-style-name="P4" draw:layer="layout" draw:line-skew="-1.33cm -1.15cm" svg:x1="24.102cm" svg:y1="20.949cm" svg:x2="11.2cm" svg:y2="30.793cm" svg:d="M24102 20949v2639h-14602v7205h1700" svg:viewBox="0 0 14603 9845">
          <text:p/>
        </draw:connector>
        <draw:custom-shape draw:style-name="gr8" draw:text-style-name="P4" draw:layer="layout" svg:width="18.2cm" svg:height="8.5cm" svg:x="8.5cm" svg:y="25.2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9.9cm" svg:height="1.1cm" svg:x="13.9cm" svg:y="25.7cm">
          <draw:text-box>
            <text:p><text:span text:style-name="T4">カテゴリカル・クロスエントロピー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IPAゴシック" svg:font-family="IPAゴシック" style:font-family-generic="swiss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wiss" style:font-pitch="variable"/>
    <style:font-face style:name="TakaoPGothic2" svg:font-family="TakaoPGothic" style:font-family-generic="system" style:font-pitch="variable"/>
    <style:font-face style:name="TakaoPMincho" svg:font-family="TakaoPMincho" style:font-family-generic="roman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塗りつぶしなし線なしオブジェクト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tokai </meta:initial-creator>
    <meta:creation-date>2016-11-19T18:10:25</meta:creation-date>
    <dc:date>2021-11-11T18:35:22.744759168</dc:date>
    <meta:editing-duration>PT1H3M14S</meta:editing-duration>
    <meta:editing-cycles>36</meta:editing-cycles>
    <meta:generator>LibreOffice/7.2.2.2$MacOSX_X86_64 LibreOffice_project/02b2acce88a210515b4a5bb2e46cbfb63fe97d56</meta:generator>
    <meta:document-statistic meta:object-count="56"/>
  </office:meta>
</office:document-meta>
</file>